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41e" officeooo:paragraph-rsid="0002941e"/>
    </style:style>
    <style:style style:name="P2" style:family="paragraph" style:parent-style-name="Standard">
      <style:text-properties officeooo:paragraph-rsid="0002941e"/>
    </style:style>
    <style:style style:name="T1" style:family="text">
      <style:text-properties officeooo:rsid="0002941e"/>
    </style:style>
    <style:style style:name="T2" style:family="text">
      <style:text-properties fo:color="#ce9178" style:font-name="Droid Sans Mono" fo:font-size="10.5pt" fo:font-weight="normal" fo:background-color="#1e1e1e" loext:char-shading-value="0"/>
    </style:style>
    <style:style style:name="T3" style:family="text">
      <style:text-properties fo:color="#ce9178" style:font-name="Droid Sans Mono" fo:font-size="10.5pt" fo:font-weight="normal" officeooo:rsid="0002941e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1"># Drive Endpoints</text:span></text:p>
      <text:p text:style-name="P1"/>
      <text:p text:style-name="P1">-<text:tab/>/api/google</text:p>
      <text:p text:style-name="P1">-<text:tab/>/api/onedrive</text:p>
      <text:p text:style-name="P1">-<text:tab/>/api/dropbox</text:p>
      <text:p text:style-name="P1"/>
      <text:p text:style-name="Standard"/>
      <text:p text:style-name="P1"># Operation Endpoints</text:p>
      <text:p text:style-name="P1"/>
      <text:p text:style-name="Standard">-<text:tab/><text:span text:style-name="T1">GET</text:span><text:tab/>/<text:span text:style-name="T1">list</text:span></text:p>
      <text:p text:style-name="Standard">-<text:tab/><text:span text:style-name="T1">POST<text:tab/></text:span>/<text:span text:style-name="T1">upload/file</text:span></text:p>
      <text:p text:style-name="Standard">-<text:tab/><text:span text:style-name="T1">POST<text:tab/></text:span>/<text:span text:style-name="T1">rename</text:span></text:p>
      <text:p text:style-name="Standard">-<text:tab/><text:span text:style-name="T1">POST<text:tab/></text:span>/<text:span text:style-name="T1">create/folder</text:span></text:p>
      <text:p text:style-name="Standard">-<text:tab/><text:span text:style-name="T1">POST<text:tab/></text:span>/<text:span text:style-name="T1">move</text:span></text:p>
      <text:p text:style-name="Standard">-<text:tab/><text:span text:style-name="T1">POST<text:tab/></text:span>/<text:span text:style-name="T1">download</text:span></text:p>
      <text:p text:style-name="Standard">-<text:tab/><text:span text:style-name="T1">POST<text:tab/></text:span>/<text:span text:style-name="T1">delet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7:23:46.366611599</meta:creation-date>
    <dc:date>2018-06-13T19:32:45.907078189</dc:date>
    <meta:editing-duration>PT1H58M49S</meta:editing-duration>
    <meta:editing-cycles>1</meta:editing-cycles>
    <meta:document-statistic meta:table-count="0" meta:image-count="0" meta:object-count="0" meta:page-count="1" meta:paragraph-count="12" meta:word-count="33" meta:character-count="187" meta:non-whitespace-character-count="166"/>
    <meta:generator>LibreOffice/5.1.6.2$Linux_X86_64 LibreOffice_project/10m0$Build-2</meta:generator>
  </office:meta>
</office:document-meta>
</file>